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b3f7e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b3f7e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3f7e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2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778055454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b3f7e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b3f7e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3f7e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2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778055454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b3f7e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b3f7e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3f7e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2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778055454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roman" style:name="Times New Roman" svg:font-family="'Times New Roman'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2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2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text-properties fo:font-weight="normal" style:font-weight-asian="normal" style:font-weight-complex="normal" style:text-underline-style="none"/>
    </style:style>
    <style:style style:family="paragraph" style:name="P7" style:parent-style-name="Frame_20_contents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8" style:parent-style-name="Standard">
      <style:paragraph-properties fo:text-align="start" style:justify-single-word="false"/>
      <style:text-properties fo:font-size="12pt" officeooo:paragraph-rsid="001b3f7e" style:font-name="Times New Roman" style:font-size-asian="12pt" style:font-size-complex="12pt"/>
    </style:style>
    <style:style style:family="paragraph" style:name="P9" style:parent-style-name="Standard">
      <style:paragraph-properties fo:text-align="start" style:justify-single-word="false"/>
      <style:text-properties fo:font-size="12pt" fo:font-weight="bold" officeooo:paragraph-rsid="001b3f7e" style:font-name="Times New Roman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10" style:parent-style-name="Standard">
      <style:text-properties officeooo:paragraph-rsid="001b3f7e"/>
    </style:style>
    <style:style style:family="paragraph" style:name="P11" style:parent-style-name="Standard">
      <style:paragraph-properties fo:text-align="end" style:justify-single-word="fals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3f7e" style:font-name="Arial" style:font-size-asian="10pt" style:font-size-complex="10pt"/>
    </style:style>
    <style:style style:family="paragraph" style:name="P13" style:parent-style-name="UrbanBody">
      <style:text-properties fo:font-size="12pt" style:font-name="Times New Roman2" style:font-size-asian="12pt" style:font-size-complex="12pt"/>
    </style:style>
    <style:style style:family="paragraph" style:list-style-name="L1" style:name="P14" style:parent-style-name="UrbanBody"/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style="normal" fo:font-weight="normal" officeooo:rsid="0084aa93" style:font-name-complex="Arial" style:font-style-asian="normal" style:font-style-complex="italic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country="FR" fo:font-size="12pt" fo:font-style="normal" fo:font-weight="normal" fo:language="fr" fo:letter-spacing="normal" officeooo:rsid="0084aa93" style:font-name="Times New Roman" style:font-name-complex="Calibri" style:font-size-asian="12pt" style:font-size-complex="12pt" style:font-style-asian="normal" style:font-style-complex="normal" style:font-weight-asian="normal" style:font-weight-complex="normal"/>
    </style:style>
    <style:style style:family="text" style:name="T8">
      <style:text-properties fo:font-size="12pt" fo:font-style="normal" fo:font-weight="normal" officeooo:rsid="0084aa93" style:font-name="Times New Roman" style:font-name-complex="Arial" style:font-size-asian="12pt" style:font-size-complex="12pt" style:font-style-asian="normal" style:font-style-complex="italic" style:font-weight-asian="normal" style:font-weight-complex="norm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5"><text:span text:style-name="T9">do text</text:span></text:p><text:p text:style-name="P15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4"><text:s/></text:span><text:span text:style-name="T3"><text:conditional-text text:condition="ooow:&quot;view.do_mailing()&quot;" text:string-value-if-false="" text:string-value-if-true="&quot;mailed_data.name1&quot;">mailed_data.name1</text:conditional-text></text:span><text:span text:style-name="T4"><text:s/></text:span><text:span text:style-name="T3"><text:conditional-text text:condition="ooow:&quot;view.do_mailing()&quot;" text:string-value-if-false="" text:string-value-if-true="&quot;mailed_data.name2&quot;">mailed_data.name2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street&quot;">mailed_data.street</text:conditional-text></text:span><text:span text:style-name="T3">, </text:span><text:span text:style-name="T3"><text:conditional-text text:condition="ooow:&quot;view.do_mailing()&quot;" text:string-value-if-false="" text:string-value-if-true="&quot;mailed_data.number&quot;">mailed_data.number</text:conditional-text></text:span><text:span text:style-name="T4"><text:line-break/></text:span><text:span text:style-name="T3"><text:conditional-text text:condition="ooow:&quot;view.do_mailing()&quot;" text:string-value-if-false="" text:string-value-if-true="&quot;mailed_data.zipcode&quot;">mailed_data.zipcode</text:conditional-text></text:span><text:span text:style-name="T3"> </text:span><text:span text:style-name="T3"><text:conditional-text text:condition="ooow:&quot;view.do_mailing()&quot;" text:string-value-if-false="" text:string-value-if-true="&quot;mailed_data.city&quot;">mailed_data.city</text:conditional-text></text:span></text:p>
            <text:p text:style-name="P9"><text:span text:style-name="T3">RECOMMANDE</text:span></text:p>
          </table:table-cell>
        </table:table-row>
      </table:table>
      <text:p text:style-name="P10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certificat d'urbanisme n°2 a été introduite</text:p>
      <text:p text:style-name="UrbanBody"/>
      <text:p text:style-name="P13"/>
      <text:p text:style-name="UrbanBody"/>
      <text:p text:style-name="UrbanBody"><office:annotation><dc:creator>Gauthier Bastien</dc:creator><dc:date>2011-02-16T16:12:24</dc:date><text:p text:style-name="P15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15"><text:span text:style-name="T9">do text if len(self.getApplicants()) &gt; 1</text:span></text:p></office:annotation>ont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15"><text:span text:style-name="T9">do text if not len(self.getApplicants()) &gt; 1</text:span></text:p></office:annotation>a introduit une demande de certificat d’urbanisme n°2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5">ayant pour objet :</text:span><text:span text:style-name="T6"> </text:span><text:span text:style-name="T6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15"><text:span text:style-name="T9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15"><text:span text:style-name="T9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778055454">
          <text:list-item>
            <text:p text:style-name="P14"><office:annotation><dc:creator>Stéphan Geulette</dc:creator><dc:date>2011-04-11T21:05:37</dc:date><text:p text:style-name="P15"><text:span text:style-name="T10">do section- for article in self.getInvestigationArticles()</text:span></text:p></office:annotation><text:span text:style-name="T5"><text:s/></text:span><text:span text:style-name="T5"><office:annotation><dc:creator>Stéphan Geulette</dc:creator><dc:date>2011-04-11T13:26:13</dc:date><text:p text:style-name="P15"><text:span text:style-name="T9">do text</text:span></text:p><text:p text:style-name="P15"><text:span text:style-name="T9">from xhtml(</text:span><text:span text:style-name="T10">self.portal_urban.decorateHTML('UrbanBody',</text:span><text:span text:style-name="T9">self.getTerm('investigationarticles', article).getFormattedDescription()))</text:span></text:p></office:annotation></text:span><text:span text:style-name="T5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<text:s/>au <text:text-input text:description="Date fin enquête">tool.formatDate(licence.getLastInquiry().getInvestigationEnd()))</text:text-input><text:s/>inclus.</text:p>
      <text:p text:style-name="UrbanBody"/>
      <text:p text:style-name="UrbanBody"><text:soft-page-break/><text:span text:style-name="T5"><office:annotation><dc:creator>Gauthier Bastien</dc:creator><dc:date>2011-02-25T11:04:01</dc:date><text:p text:style-name="P15"><text:span text:style-name="T9">do text if urbanEventObj.getClaimsDate()</text:span></text:p></office:annotation></text:span><text:span text:style-name="T5">Les réclamations et observations orales peuvent être formulées le </text:span><text:span text:style-name="T5"><text:text-input text:description="Date de la séance de réclamations">tool.formatDate(urbanEventObj.getClaimsDate())</text:text-input></text:span><text:span text:style-name="T5"><text:s/>de 10h00 à 12h00 à l’Administration Communale. <text:line-break/><text:line-break/></text:span><text:span text:style-name="T5"><office:annotation><dc:creator>Gauthier Bastien</dc:creator><dc:date>2011-02-25T11:04:01</dc:date><text:p text:style-name="P15"><text:span text:style-name="T9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5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5"><text:span text:style-name="T9">do text</text:span></text:p><text:p text:style-name="P15"><text:span text:style-name="T9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5:56.137612574</dc:date>
    <dc:language>fr-FR</dc:language>
    <meta:editing-cycles>94</meta:editing-cycles>
    <meta:editing-duration>P1DT20H30M58S</meta:editing-duration>
    <meta:document-statistic meta:table-count="1" meta:image-count="0" meta:object-count="0" meta:page-count="2" meta:paragraph-count="25" meta:word-count="323" meta:character-count="2620" meta:non-whitespace-character-count="2357"/>
    <meta:user-defined meta:name="Info 1"/>
    <meta:user-defined meta:name="Info 2"/>
    <meta:user-defined meta:name="Info 3"/>
    <meta:user-defined meta:name="Info 4"/>
  </office:meta>
</office:document-meta>
</file>